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15cm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draw:stroke="none" svg:stroke-color="#000000" draw:fill="none" draw:fill-color="#ffffff" fo:min-height="1.756cm"/>
    </style:style>
    <style:style style:name="gr5" style:family="graphic" style:parent-style-name="standard">
      <style:graphic-properties draw:stroke="none" svg:stroke-color="#000000" draw:fill="none" draw:fill-color="#ffffff" fo:min-height="1.6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color="#00ccff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5.3cm" svg:height="10.535cm" svg:x="1.4cm" svg:y="3.6cm">
          <draw:text-box>
            <text:p>class Test</text:p>
            <text:p><text:s text:c="2"/>def one</text:p>
            <text:p><text:s text:c="4"/>@var = 99</text:p>
            <text:p><text:s text:c="4"/>two</text:p>
            <text:p><text:s text:c="2"/>end</text:p>
            <text:p/>
            <text:p><text:s text:c="2"/>def two</text:p>
            <text:p><text:s text:c="4"/>puts @var</text:p>
            <text:p><text:s text:c="2"/>end</text:p>
            <text:p>end</text:p>
            <text:p/>
            <text:p>t = Test.new</text:p>
            <text:p>t.one</text:p>
            <text:p/>
          </draw:text-box>
        </draw:frame>
        <draw:frame draw:style-name="gr2" draw:text-style-name="P1" xml:id="id2" draw:id="id2" draw:layer="layout" svg:width="16.6cm" svg:height="1.673cm" svg:x="9.8cm" svg:y="16.916cm">
          <draw:text-box>
            <text:p text:style-name="P1">Ruby sets self to t and then looks in it ’s class for the method one</text:p>
          </draw:text-box>
        </draw:frame>
        <draw:frame draw:style-name="gr3" draw:text-style-name="P1" xml:id="id5" draw:id="id5" draw:layer="layout" svg:width="16.1cm" svg:height="3.095cm" svg:x="9.8cm" svg:y="1.2cm">
          <draw:text-box>
            <text:p text:style-name="P1">This instance variable will be associated with the current object. What is that object? Well, the call to t.one set self to t , so within the one method, self will be that particular instance of class Test </text:p>
          </draw:text-box>
        </draw:frame>
        <draw:frame draw:style-name="gr4" draw:text-style-name="P1" xml:id="id7" draw:id="id7" draw:layer="layout" svg:width="14.6cm" svg:height="2.384cm" svg:x="9.8cm" svg:y="5.294cm">
          <draw:text-box>
            <text:p text:style-name="P1">Because there’s no explicit receiver, self is not changed. When Ruby looks for the method two , it looks in Test , the class of t </text:p>
          </draw:text-box>
        </draw:frame>
        <draw:frame draw:style-name="gr5" draw:text-style-name="P1" xml:id="id10" draw:id="id10" draw:layer="layout" svg:width="15.3cm" svg:height="1.85cm" svg:x="9.8cm" svg:y="8.55cm">
          <draw:text-box>
            <text:p text:style-name="P1">Again, Ruby looks for this variable in the current object</text:p>
          </draw:text-box>
        </draw:frame>
        <draw:frame draw:style-name="gr6" draw:text-style-name="P1" xml:id="id12" draw:id="id12" draw:layer="layout" svg:width="18.9cm" svg:height="3.095cm" svg:x="9.8cm" svg:y="10.605cm">
          <draw:text-box>
            <text:p text:style-name="P1">Ruby looks for the puts method in the class of the current object but can’t find it. It then looks in Test ’s superclass, class Object . Again, it doesn’t find puts . However, Object mixes in the module Kernel</text:p>
          </draw:text-box>
        </draw:frame>
        <draw:frame draw:style-name="gr7" draw:text-style-name="P1" xml:id="id14" draw:id="id14" draw:layer="layout" svg:width="16.3cm" svg:height="1.673cm" svg:x="9.8cm" svg:y="14.3cm">
          <draw:text-box>
            <text:p text:style-name="P1">After two and one return, Ruby resets self to the value it had before the original call to t.one</text:p>
          </draw:text-box>
        </draw:frame>
        <draw:custom-shape draw:style-name="gr8" draw:text-style-name="P2" xml:id="id6" draw:id="id6" draw:layer="layout" svg:width="1.2cm" svg:height="0.6cm" svg:x="2.3cm" svg:y="5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1.7cm" svg:height="0.6cm" svg:x="2.3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1.2cm" svg:height="0.6cm" svg:x="3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1.1cm" svg:height="0.6cm" svg:x="3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7cm" svg:height="0.6cm" svg:x="3.7cm" svg:y="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1.3cm" svg:height="0.6cm" svg:x="2.3cm" svg:y="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1.5cm" svg:height="0.6cm" svg:x="1.6cm" svg:y="12.5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3.1cm" svg:y1="12.8cm" svg:x2="9.8cm" svg:y2="17.752cm" draw:start-shape="id1" draw:start-glue-point="1" draw:end-shape="id2" svg:d="M3100 12800c5026 0 1677 4952 6700 4952" svg:viewBox="0 0 6701 4953">
          <text:p/>
        </draw:connector>
        <draw:connector draw:style-name="gr9" draw:text-style-name="P2" draw:layer="layout" draw:type="curve" svg:x1="9.8cm" svg:y1="17.752cm" svg:x2="4.2cm" svg:y2="4.8cm" draw:start-shape="id2" draw:start-glue-point="3" draw:end-shape="id3" draw:end-glue-point="1" svg:d="M9800 17752c-4198 0-1399-12952-5600-12952" svg:viewBox="0 0 5601 12953">
          <text:p/>
        </draw:connector>
        <draw:connector draw:style-name="gr9" draw:text-style-name="P2" draw:layer="layout" draw:type="curve" svg:x1="4cm" svg:y1="5.5cm" svg:x2="9.8cm" svg:y2="2.747cm" draw:start-shape="id4" draw:start-glue-point="1" draw:end-shape="id5" draw:end-glue-point="3" svg:d="M4000 5500c4351 0 1452-2753 5800-2753" svg:viewBox="0 0 5801 2754">
          <text:p/>
        </draw:connector>
        <draw:connector draw:style-name="gr9" draw:text-style-name="P2" draw:layer="layout" draw:type="curve" svg:x1="3.5cm" svg:y1="6.2cm" svg:x2="9.8cm" svg:y2="6.486cm" draw:start-shape="id6" draw:start-glue-point="1" draw:end-shape="id7" draw:end-glue-point="3" svg:d="M3500 6200c4726 0 1577 286 6300 286" svg:viewBox="0 0 6301 287">
          <text:p/>
        </draw:connector>
        <draw:connector draw:style-name="gr9" draw:text-style-name="P2" draw:layer="layout" draw:type="curve" svg:x1="9.8cm" svg:y1="6.486cm" svg:x2="4.1cm" svg:y2="8.4cm" draw:start-shape="id7" draw:start-glue-point="3" draw:end-shape="id8" draw:end-glue-point="1" svg:d="M9800 6486c-4273 0-1424 1914-5700 1914" svg:viewBox="0 0 5701 1915">
          <text:p/>
        </draw:connector>
        <draw:connector draw:style-name="gr9" draw:text-style-name="P2" draw:layer="layout" draw:type="curve" svg:x1="5.4cm" svg:y1="9.2cm" svg:x2="9.8cm" svg:y2="9.475cm" draw:start-shape="id9" draw:start-glue-point="1" draw:end-shape="id10" svg:d="M5400 9200c3301 0 1102 275 4400 275" svg:viewBox="0 0 4401 276">
          <text:p/>
        </draw:connector>
        <draw:connector draw:style-name="gr9" draw:text-style-name="P2" draw:layer="layout" draw:type="curve" svg:x1="2.95cm" svg:y1="9.5cm" svg:x2="9.8cm" svg:y2="12.152cm" draw:start-shape="id11" draw:start-glue-point="2" draw:end-shape="id12" draw:end-glue-point="3" svg:d="M2950 9500c0 1768 2283 2652 6850 2652" svg:viewBox="0 0 6851 2653">
          <text:p/>
        </draw:connector>
        <draw:custom-shape draw:style-name="gr8" draw:text-style-name="P2" xml:id="id13" draw:id="id13" draw:layer="layout" svg:width="0.2cm" svg:height="0.6cm" svg:x="1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svg:x1="1.8cm" svg:y1="13.6cm" svg:x2="9.8cm" svg:y2="15.136cm" draw:start-shape="id13" draw:start-glue-point="1" draw:end-shape="id14" svg:d="M1800 13600c6001 0 2002 1536 8000 1536" svg:viewBox="0 0 8001 15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21:24:23.607000000</meta:creation-date>
    <dc:date>2015-05-01T21:46:02.775000000</dc:date>
    <meta:editing-duration>PT5M7S</meta:editing-duration>
    <meta:editing-cycles>5</meta:editing-cycles>
    <meta:generator>LibreOffice/4.2.6.2$Windows_x86 LibreOffice_project/185f2ce4dcc34af9bd97dec29e6d42c39557298f</meta:generator>
    <meta:document-statistic meta:object-count="23"/>
  </office:meta>
</office:document-meta>
</file>